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objectwithoutfill">
      <style:graphic-properties svg:stroke-width="0cm" draw:marker-start-width="0.203cm" draw:marker-end-width="0.203cm" draw:fill="none" draw:textarea-vertical-align="middle" fo:padding-top="0.074cm" fo:padding-bottom="0.074cm" fo:padding-left="0.199cm" fo:padding-right="0.19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05cm" svg:x="8.747cm" svg:y="8.239cm">
          <text:p text:style-name="P1">F x Se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6.207cm" svg:y1="3.921cm" svg:x2="6.207cm" svg:y2="11.414cm">
          <text:p/>
        </draw:line>
        <draw:line draw:style-name="gr2" draw:text-style-name="P1" draw:layer="layout" svg:x1="15.097cm" svg:y1="3.921cm" svg:x2="15.097cm" svg:y2="11.541cm">
          <text:p/>
        </draw:line>
        <draw:frame draw:style-name="gr3" draw:layer="layout" svg:width="1.524cm" svg:height="0.962cm" svg:x="1.127cm" svg:y="12.303cm">
          <draw:text-box>
            <text:p>t+1</text:p>
          </draw:text-box>
        </draw:frame>
        <draw:line draw:style-name="gr4" draw:text-style-name="P1" draw:layer="layout" svg:x1="1.635cm" svg:y1="11.541cm" svg:x2="20.05cm" svg:y2="11.541cm">
          <text:p/>
        </draw:line>
        <draw:frame draw:style-name="gr3" draw:layer="layout" svg:width="1.524cm" svg:height="0.962cm" svg:x="1.127cm" svg:y="2.27cm">
          <draw:text-box>
            <text:p>t</text:p>
          </draw:text-box>
        </draw:frame>
        <draw:custom-shape draw:style-name="gr1" draw:text-style-name="P1" draw:layer="layout" svg:width="2.54cm" svg:height="2.54cm" svg:x="4.937cm" svg:y="1.381cm">
          <text:p text:style-name="P1">N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54cm" svg:height="2.54cm" svg:x="13.827cm" svg:y="1.381cm">
          <text:p text:style-name="P1">N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54cm" svg:height="2.54cm" svg:x="13.827cm" svg:y="11.541cm">
          <text:p text:style-name="P1">N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54cm" svg:height="2.54cm" svg:x="4.937cm" svg:y="11.541cm">
          <text:p text:style-name="P1">N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54cm" svg:height="2.54cm" svg:x="2.397cm" svg:y="6.461cm">
          <text:p text:style-name="P1">SSB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2.54cm" svg:height="2.54cm" svg:x="16.367cm" svg:y="6.461cm">
          <text:p text:style-name="P1">SSB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5" draw:text-style-name="P1" draw:layer="layout" svg:width="3.676cm" svg:height="0.434cm" draw:transform="skewX (0.626573201465964) rotate (-2.0004963886359) translate (5.2011689146353cm 3.11829749763668cm)" svg:viewBox="0 0 3677 435" svg:d="m0 435 1611-1c1612 0 2066-434 2066-434">
          <text:p/>
        </draw:path>
        <draw:path draw:style-name="gr5" draw:text-style-name="P1" draw:layer="layout" svg:width="3.676cm" svg:height="0.434cm" draw:transform="skewX (-0.626922267316363) rotate (2.0004963886359) translate (17.6346514100786cm 6.461cm)" svg:viewBox="0 0 3677 435" svg:d="m3677 435-1612-1c-1611 0-2065-434-2065-434">
          <text:p/>
        </draw:path>
        <draw:path draw:style-name="gr5" draw:text-style-name="P1" draw:layer="layout" svg:width="3.676cm" svg:height="0.434cm" draw:transform="skewX (0.626573201465964) rotate (1.14109626495389) translate (16.1028310853647cm 12.3437025023633cm)" svg:viewBox="0 0 3677 435" svg:d="m0 435 1611-1c1612 0 2066-434 2066-434">
          <text:p/>
        </draw:path>
        <draw:path draw:style-name="gr5" draw:text-style-name="P1" draw:layer="layout" svg:width="3.676cm" svg:height="0.434cm" draw:transform="skewX (-0.626922267316363) rotate (-1.14109626495389) translate (3.66934858992141cm 9cm)" svg:viewBox="0 0 3677 435" svg:d="m3677 435h-1611c-1612-1-2066-435-2066-435">
          <text:p/>
        </draw:path>
        <draw:frame draw:style-name="gr6" draw:layer="layout" svg:width="1.734cm" svg:height="0.962cm" svg:x="2.187cm" svg:y="9.636cm">
          <draw:text-box>
            <text:p>rec1</text:p>
          </draw:text-box>
        </draw:frame>
        <draw:frame draw:style-name="gr7" draw:layer="layout" svg:width="1.734cm" svg:height="0.962cm" svg:x="17.51cm" svg:y="9.69cm">
          <draw:text-box>
            <text:p>rec2</text:p>
          </draw:text-box>
        </draw:frame>
        <draw:g>
          <draw:path draw:style-name="gr5" draw:text-style-name="P1" draw:layer="layout" svg:width="2.434cm" svg:height="1.374cm" draw:transform="rotate (-1.5707963267949) translate (7.583cm 4.683cm)" svg:viewBox="0 0 2435 1375" svg:d="m0 1375c5080 0 635-1375 635-1375">
            <text:p/>
          </draw:path>
          <draw:line draw:style-name="gr2" draw:text-style-name="P1" draw:layer="layout" svg:x1="7.446cm" svg:y1="5.699cm" svg:x2="7.859cm" svg:y2="4.556cm">
            <text:p/>
          </draw:line>
        </draw:g>
        <draw:g>
          <draw:path draw:style-name="gr5" draw:text-style-name="P1" draw:layer="layout" svg:width="1.447cm" svg:height="2.116cm" draw:transform="rotate (1.5707963267949) translate (12.9803587862276cm 10.3980245804866cm)" svg:viewBox="0 0 1448 2117" svg:d="m1448 2117c-3021 0-377-2117-377-2117">
            <text:p/>
          </draw:path>
          <draw:line draw:style-name="gr2" draw:text-style-name="P1" draw:layer="layout" svg:x1="13.192cm" svg:y1="9.554cm" svg:x2="12.557cm" svg:y2="8.874cm">
            <text:p/>
          </draw:line>
        </draw:g>
        <draw:g>
          <draw:path draw:style-name="gr5" draw:text-style-name="P1" draw:layer="layout" svg:width="2.434cm" svg:height="1.48cm" draw:transform="rotate (1.5707963267949) translate (13.6150776316408cm 7.11804132231405cm)" svg:viewBox="0 0 2435 1481" svg:d="m2435 1481c-5080 0-635-1481-635-1481">
            <text:p/>
          </draw:path>
          <draw:line draw:style-name="gr2" draw:text-style-name="P1" draw:layer="layout" svg:x1="13.763cm" svg:y1="5.699cm" svg:x2="13.319cm" svg:y2="4.556cm">
            <text:p/>
          </draw:line>
        </draw:g>
        <draw:g>
          <draw:path draw:style-name="gr5" draw:text-style-name="P1" draw:layer="layout" svg:width="1.448cm" svg:height="2.116cm" draw:transform="rotate (-1.5707963267949) translate (8.32364121377237cm 8.6955456674473cm)" svg:viewBox="0 0 1449 2117" svg:d="m0 2117c3022 0 378-2117 378-2117">
            <text:p/>
          </draw:path>
          <draw:line draw:style-name="gr2" draw:text-style-name="P1" draw:layer="layout" svg:x1="8.112cm" svg:y1="9.3cm" svg:x2="8.747cm" svg:y2="8.62cm">
            <text:p/>
          </draw:line>
        </draw:g>
        <draw:frame draw:style-name="gr6" draw:layer="layout" svg:width="1.912cm" svg:height="1.673cm" svg:x="2.016cm" svg:y="4.048cm">
          <draw:text-box>
            <text:p>Mat1</text:p>
            <text:p>Wt1</text:p>
          </draw:text-box>
        </draw:frame>
        <draw:frame draw:style-name="gr8" draw:layer="layout" svg:width="1.912cm" svg:height="1.992cm" svg:x="17.503cm" svg:y="4.048cm">
          <draw:text-box>
            <text:p>Mat2</text:p>
            <text:p>Wt2</text:p>
          </draw:text-box>
        </draw:frame>
        <draw:frame draw:style-name="gr9" draw:layer="layout" svg:width="1.397cm" svg:height="0.962cm" svg:x="7.731cm" svg:y="3.594cm">
          <draw:text-box>
            <text:p>m1</text:p>
          </draw:text-box>
        </draw:frame>
        <draw:frame draw:style-name="gr9" draw:layer="layout" svg:width="1.397cm" svg:height="0.962cm" svg:x="12.43cm" svg:y="3.667cm">
          <draw:text-box>
            <text:p>m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76cm" svg:stroke-color="#000000" draw:marker-start-width="0.305cm" draw:marker-end-width="0.305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23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in Millar</meta:initial-creator>
    <meta:creation-date>2012-09-14T09:30:47</meta:creation-date>
    <dc:date>2012-09-14T10:33:51</dc:date>
    <dc:creator>Colin Millar</dc:creator>
    <meta:editing-duration>PT12S</meta:editing-duration>
    <meta:editing-cycles>3</meta:editing-cycles>
    <meta:generator>LibreOffice/3.5$Linux_X86_64 LibreOffice_project/350m1$Build-2</meta:generator>
    <meta:document-statistic meta:object-count="34"/>
  </office:meta>
</office:document-meta>
</file>